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onomica" svg:font-family="Economica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color="#000000" style:text-line-through-style="none" style:text-line-through-type="none" style:font-name="Open Sans" fo:font-size="13pt" fo:font-style="normal" style:text-underline-style="none" fo:font-weight="bold" officeooo:paragraph-rsid="001c8bca" style:font-name-asian="Open Sans" style:font-size-asian="13pt" style:font-style-asian="normal" style:font-weight-asian="bold" style:font-name-complex="Open Sans" style:font-size-complex="13pt" style:font-style-complex="normal" style:font-weight-complex="bold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c8bca"/>
    </style:style>
    <style:style style:name="P3" style:family="paragraph" style:parent-style-name="Heading_20_1" style:list-style-name="">
      <style:paragraph-properties fo:line-height="150%">
        <style:tab-stops/>
      </style:paragraph-properties>
    </style:style>
    <style:style style:name="P4" style:family="paragraph" style:parent-style-name="Heading_20_1">
      <style:text-properties officeooo:paragraph-rsid="0017f551"/>
    </style:style>
    <style:style style:name="P5" style:family="paragraph" style:parent-style-name="Heading_20_1">
      <style:paragraph-properties fo:break-before="auto" fo:break-after="auto"/>
    </style:style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fo:color="#000000" style:text-line-through-style="none" style:text-line-through-type="none" style:font-name="Open Sans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Open Sans" fo:font-size="11pt" fo:font-style="normal" style:text-underline-style="none" fo:font-weight="normal" officeooo:rsid="0017f551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Open Sans" fo:font-size="11pt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officeooo:rsid="0017f551"/>
    </style:style>
    <style:style style:name="T6" style:family="text">
      <style:text-properties officeooo:rsid="00192e0e"/>
    </style:style>
    <style:style style:name="T7" style:family="text">
      <style:text-properties officeooo:rsid="001992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9cm" fo:text-indent="-0.635cm" fo:margin-left="0.6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dministration</text:p>
      <text:h text:style-name="Heading_20_1" text:outline-level="1">Outils pour la gestion de projets</text:h>
      <text:h text:style-name="Heading_20_2" text:outline-level="2"><text:bookmark text:name="h.kbd5mm756e19"/><text:bookmark-start text:name="__RefHeading__15614_1205083343"/>GitHub : Gestion des versions du projet<text:bookmark-end text:name="__RefHeading__15614_1205083343"/></text:h>
      <text:p text:style-name="Text_20_body"><text:a xlink:type="simple" xlink:href="https://github.com/yomat/mamasound" text:style-name="Internet_20_link" text:visited-style-name="Visited_20_Internet_20_Link">https</text:a><text:a xlink:type="simple" xlink:href="https://github.com/yomat/mamasound" text:style-name="Internet_20_link" text:visited-style-name="Visited_20_Internet_20_Link">://</text:a><text:a xlink:type="simple" xlink:href="https://github.com/yomat/mamasound" text:style-name="Internet_20_link" text:visited-style-name="Visited_20_Internet_20_Link">github</text:a><text:a xlink:type="simple" xlink:href="https://github.com/yomat/mamasound" text:style-name="Internet_20_link" text:visited-style-name="Visited_20_Internet_20_Link">.</text:a><text:a xlink:type="simple" xlink:href="https://github.com/yomat/mamasound" text:style-name="Internet_20_link" text:visited-style-name="Visited_20_Internet_20_Link">com</text:a><text:a xlink:type="simple" xlink:href="https://github.com/yomat/mamasound" text:style-name="Internet_20_link" text:visited-style-name="Visited_20_Internet_20_Link">/</text:a><text:a xlink:type="simple" xlink:href="https://github.com/yomat/mamasound" text:style-name="Internet_20_link" text:visited-style-name="Visited_20_Internet_20_Link">yomat</text:a><text:a xlink:type="simple" xlink:href="https://github.com/yomat/mamasound" text:style-name="Internet_20_link" text:visited-style-name="Visited_20_Internet_20_Link">/</text:a><text:a xlink:type="simple" xlink:href="https://github.com/yomat/mamasound" text:style-name="Internet_20_link" text:visited-style-name="Visited_20_Internet_20_Link">mamasound</text:a></text:p>
      <text:h text:style-name="Heading_20_2" text:outline-level="2"><text:bookmark text:name="h.q0kbeyrl9dgd"/><text:bookmark-start text:name="__RefHeading__15616_1205083343"/>Kanboard : Outils d’aide à la gestion de projet<text:bookmark-end text:name="__RefHeading__15616_1205083343"/></text:h>
      <text:p text:style-name="Text_20_body"><text:a xlink:type="simple" xlink:href="https://yomat.framaboard.org/?controller=board&amp;action=show&amp;project_id=6" text:style-name="Internet_20_link" text:visited-style-name="Visited_20_Internet_20_Link">https</text:a><text:a xlink:type="simple" xlink:href="https://yomat.framaboard.org/?controller=board&amp;action=show&amp;project_id=6" text:style-name="Internet_20_link" text:visited-style-name="Visited_20_Internet_20_Link">://</text:a><text:a xlink:type="simple" xlink:href="https://yomat.framaboard.org/?controller=board&amp;action=show&amp;project_id=6" text:style-name="Internet_20_link" text:visited-style-name="Visited_20_Internet_20_Link">yomat</text:a><text:a xlink:type="simple" xlink:href="https://yomat.framaboard.org/?controller=board&amp;action=show&amp;project_id=6" text:style-name="Internet_20_link" text:visited-style-name="Visited_20_Internet_20_Link">.</text:a><text:a xlink:type="simple" xlink:href="https://yomat.framaboard.org/?controller=board&amp;action=show&amp;project_id=6" text:style-name="Internet_20_link" text:visited-style-name="Visited_20_Internet_20_Link">framaboard</text:a><text:a xlink:type="simple" xlink:href="https://yomat.framaboard.org/?controller=board&amp;action=show&amp;project_id=6" text:style-name="Internet_20_link" text:visited-style-name="Visited_20_Internet_20_Link">.</text:a><text:a xlink:type="simple" xlink:href="https://yomat.framaboard.org/?controller=board&amp;action=show&amp;project_id=6" text:style-name="Internet_20_link" text:visited-style-name="Visited_20_Internet_20_Link">org</text:a><text:a xlink:type="simple" xlink:href="https://yomat.framaboard.org/?controller=board&amp;action=show&amp;project_id=6" text:style-name="Internet_20_link" text:visited-style-name="Visited_20_Internet_20_Link">/?</text:a><text:a xlink:type="simple" xlink:href="https://yomat.framaboard.org/?controller=board&amp;action=show&amp;project_id=6" text:style-name="Internet_20_link" text:visited-style-name="Visited_20_Internet_20_Link">controller</text:a><text:a xlink:type="simple" xlink:href="https://yomat.framaboard.org/?controller=board&amp;action=show&amp;project_id=6" text:style-name="Internet_20_link" text:visited-style-name="Visited_20_Internet_20_Link">=</text:a><text:a xlink:type="simple" xlink:href="https://yomat.framaboard.org/?controller=board&amp;action=show&amp;project_id=6" text:style-name="Internet_20_link" text:visited-style-name="Visited_20_Internet_20_Link">board</text:a><text:a xlink:type="simple" xlink:href="https://yomat.framaboard.org/?controller=board&amp;action=show&amp;project_id=6" text:style-name="Internet_20_link" text:visited-style-name="Visited_20_Internet_20_Link">&amp;</text:a><text:a xlink:type="simple" xlink:href="https://yomat.framaboard.org/?controller=board&amp;action=show&amp;project_id=6" text:style-name="Internet_20_link" text:visited-style-name="Visited_20_Internet_20_Link">action</text:a><text:a xlink:type="simple" xlink:href="https://yomat.framaboard.org/?controller=board&amp;action=show&amp;project_id=6" text:style-name="Internet_20_link" text:visited-style-name="Visited_20_Internet_20_Link">=</text:a><text:a xlink:type="simple" xlink:href="https://yomat.framaboard.org/?controller=board&amp;action=show&amp;project_id=6" text:style-name="Internet_20_link" text:visited-style-name="Visited_20_Internet_20_Link">show</text:a><text:a xlink:type="simple" xlink:href="https://yomat.framaboard.org/?controller=board&amp;action=show&amp;project_id=6" text:style-name="Internet_20_link" text:visited-style-name="Visited_20_Internet_20_Link">&amp;</text:a><text:a xlink:type="simple" xlink:href="https://yomat.framaboard.org/?controller=board&amp;action=show&amp;project_id=6" text:style-name="Internet_20_link" text:visited-style-name="Visited_20_Internet_20_Link">project</text:a><text:a xlink:type="simple" xlink:href="https://yomat.framaboard.org/?controller=board&amp;action=show&amp;project_id=6" text:style-name="Internet_20_link" text:visited-style-name="Visited_20_Internet_20_Link">_</text:a><text:a xlink:type="simple" xlink:href="https://yomat.framaboard.org/?controller=board&amp;action=show&amp;project_id=6" text:style-name="Internet_20_link" text:visited-style-name="Visited_20_Internet_20_Link">id</text:a><text:a xlink:type="simple" xlink:href="https://yomat.framaboard.org/?controller=board&amp;action=show&amp;project_id=6" text:style-name="Internet_20_link" text:visited-style-name="Visited_20_Internet_20_Link">=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onomica" svg:font-family="Economica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left="0cm" fo:margin-right="0cm" fo:margin-top="0cm" fo:margin-bottom="0.247cm" loext:contextual-spacing="false" fo:line-height="100%" fo:text-align="justify" style:justify-single-word="false" fo:text-indent="1.05cm" style:auto-text-indent="false" style:shadow="none">
        <style:tab-stops/>
      </style:paragraph-properties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85cm" fo:margin-bottom="0cm" loext:contextual-spacing="false" fo:line-height="150%" fo:text-indent="-0.76cm" style:auto-text-indent="false" fo:break-before="auto" fo:break-after="auto" style:writing-mode="lr-tb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3.149cm" fo:margin-top="0.499cm" fo:margin-bottom="0.25cm" loext:contextual-spacing="false" fo:line-height="100%" fo:text-indent="0cm" style:auto-text-indent="false" fo:break-before="auto" fo:break-after="auto" style:writing-mode="lr-tb"/>
      <style:text-properties fo:font-size="12pt" fo:font-weight="bold" style:font-size-asian="13pt" style:font-weight-asian="bold" style:font-size-complex="13pt" style:font-weight-complex="600"/>
    </style:style>
    <style:style style:name="Heading_20_3" style:display-name="Heading 3" style:family="paragraph" style:parent-style-name="Standard" style:default-outline-level="3" style:class="text">
      <style:paragraph-properties fo:line-height="150%" fo:break-before="auto" fo:break-after="auto" style:writing-mode="lr-tb"/>
      <style:text-properties style:use-window-font-color="true" fo:font-size="12pt" fo:font-weight="bold" style:font-size-asian="12pt" style:font-weight-asian="bold" style:font-size-complex="12pt" style:font-weight-complex="600"/>
    </style:style>
    <style:style style:name="Subtitle" style:family="paragraph" style:parent-style-name="Standard" style:class="chapter">
      <style:paragraph-properties fo:margin-top="0cm" fo:margin-bottom="0cm" loext:contextual-spacing="false" fo:line-height="100%" fo:break-before="auto" fo:break-after="auto" style:writing-mode="lr-tb"/>
      <style:text-properties fo:color="#999999" style:font-name="Economica" fo:font-family="Economica" fo:font-size="14pt" style:font-name-asian="Economica" style:font-family-asian="Economica" style:font-size-asian="14pt" style:font-name-complex="Economica" style:font-family-complex="Economica" style:font-size-complex="14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12pt" fo:font-weight="bold" style:font-size-asian="85%" style:font-weight-asian="bold" style:font-size-complex="85%" style:font-weight-complex="6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a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8:06:02.089049117</meta:creation-date>
    <dc:date>2016-12-01T10:23:04.790179667</dc:date>
    <meta:editing-duration>PT1H1M34S</meta:editing-duration>
    <meta:editing-cycles>18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28" meta:character-count="241" meta:non-whitespace-character-count="222"/>
  </office:meta>
</office:document-meta>
</file>